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F000003F28903C50711E2ED33.png" manifest:media-type="image/png"/>
  <manifest:file-entry manifest:full-path="Pictures/1000000000000274000001C7EDD034AB560A0605.jpg" manifest:media-type="image/jpeg"/>
  <manifest:file-entry manifest:full-path="Pictures/10000000000004640000015A58DFD90296BDED8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mbria" svg:font-family="Cambria"/>
    <style:font-face style:name="Arial" svg:font-family="Arial" style:font-pitch="variable"/>
    <style:font-face style:name="Cambria1" svg:font-family="Cambria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stroke="dash" draw:stroke-dash="Dash_5f_0" svg:stroke-width="0.106cm" svg:stroke-color="#ff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3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379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2.59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7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3.56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4.757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mbria" fo:font-size="24pt" style:font-name-asian="Cambria" style:font-size-asian="24pt" style:font-name-complex="Cambria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frame draw:style-name="gr1" draw:layer="layout" svg:width="23.788cm" svg:height="12.52cm" svg:x="16.766cm" svg:y="7.77cm">
          <draw:image xlink:href="Pictures/100002010000077F000003F28903C50711E2ED33.png" xlink:type="simple" xlink:show="embed" xlink:actuate="onLoad" loext:mime-type="image/png">
            <text:p/>
          </draw:image>
        </draw:frame>
        <draw:frame draw:style-name="gr1" draw:layer="layout" svg:width="4.878cm" svg:height="3.534cm" draw:transform="rotate (-1.5707963267949) translate (42.23cm 23.63cm)">
          <draw:image xlink:href="Pictures/1000000000000274000001C7EDD034AB560A0605.jpg" xlink:type="simple" xlink:show="embed" xlink:actuate="onLoad" loext:mime-type="image/jpeg">
            <text:p/>
          </draw:image>
        </draw:frame>
        <draw:frame draw:style-name="gr1" draw:layer="layout" svg:width="19.063cm" svg:height="5.868cm" svg:x="16.167cm" svg:y="23.63cm">
          <draw:image xlink:href="Pictures/10000000000004640000015A58DFD90296BDED8D.jpg" xlink:type="simple" xlink:show="embed" xlink:actuate="onLoad" loext:mime-type="image/jpeg">
            <text:p/>
          </draw:image>
        </draw:frame>
        <draw:polygon draw:style-name="gr2" draw:text-style-name="P1" draw:layer="layout" svg:width="2.596cm" svg:height="12.52cm" svg:x="16.766cm" svg:y="7.77cm" svg:viewBox="0 0 2597 12521" draw:points="0,12521 2597,12521 2597,0 0,0">
          <text:p/>
        </draw:polygon>
        <draw:line draw:style-name="gr2" draw:text-style-name="P1" draw:layer="layout" svg:x1="16.765cm" svg:y1="13.876cm" svg:x2="15.771cm" svg:y2="13.876cm">
          <text:p/>
        </draw:line>
        <draw:line draw:style-name="gr2" draw:text-style-name="P1" draw:layer="layout" svg:x1="15.771cm" svg:y1="13.876cm" svg:x2="15.771cm" svg:y2="21.556cm">
          <text:p/>
        </draw:line>
        <draw:line draw:style-name="gr2" draw:text-style-name="P1" draw:layer="layout" svg:x1="15.771cm" svg:y1="21.556cm" svg:x2="17.691cm" svg:y2="21.556cm">
          <text:p/>
        </draw:line>
        <draw:frame draw:style-name="gr3" draw:text-style-name="P1" draw:layer="layout" svg:width="5.362cm" svg:height="1.472cm" svg:x="16.749cm" svg:y="20.694cm">
          <draw:text-box>
            <text:p text:style-name="P2"><text:span text:style-name="T1">Farbstile</text:span></text:p>
          </draw:text-box>
        </draw:frame>
        <draw:line draw:style-name="gr2" draw:text-style-name="P1" draw:layer="layout" svg:x1="23.8cm" svg:y1="19.5cm" svg:x2="18.935cm" svg:y2="19.51cm">
          <text:p/>
        </draw:line>
        <draw:line draw:style-name="gr2" draw:text-style-name="P1" draw:layer="layout" svg:x1="23.83cm" svg:y1="19.51cm" svg:x2="23.83cm" svg:y2="20.629cm">
          <text:p/>
        </draw:line>
        <draw:frame draw:style-name="gr3" draw:text-style-name="P1" draw:layer="layout" svg:width="6.493cm" svg:height="2.661cm" svg:x="20.63cm" svg:y="20.301cm">
          <draw:text-box>
            <text:p text:style-name="P2"><text:span text:style-name="T1">Referenzbild</text:span></text:p>
            <text:p text:style-name="P2"><text:span text:style-name="T1">hochladen</text:span></text:p>
          </draw:text-box>
        </draw:frame>
        <draw:polygon draw:style-name="gr2" draw:text-style-name="P1" draw:layer="layout" svg:width="1cm" svg:height="11cm" svg:x="19.809cm" svg:y="8.13cm" svg:viewBox="0 0 1001 11001" draw:points="0,11001 1001,11001 1001,0 0,0">
          <text:p/>
        </draw:polygon>
        <draw:line draw:style-name="gr2" draw:text-style-name="P1" draw:layer="layout" svg:x1="20.23cm" svg:y1="8.129cm" svg:x2="20.23cm" svg:y2="6.919cm">
          <text:p/>
        </draw:line>
        <draw:line draw:style-name="gr2" draw:text-style-name="P1" draw:layer="layout" svg:x1="20.23cm" svg:y1="6.919cm" svg:x2="21.23cm" svg:y2="6.919cm">
          <text:p/>
        </draw:line>
        <draw:frame draw:style-name="gr3" draw:text-style-name="P1" draw:layer="layout" svg:width="8.894cm" svg:height="1.472cm" svg:x="20.836cm" svg:y="6.247cm">
          <draw:text-box>
            <text:p text:style-name="P2"><text:span text:style-name="T1">Kolorierungsmodus</text:span></text:p>
          </draw:text-box>
        </draw:frame>
        <draw:line draw:style-name="gr2" draw:text-style-name="P1" draw:layer="layout" svg:x1="25.98cm" svg:y1="19.53cm" svg:x2="28.4cm" svg:y2="21cm">
          <text:p/>
        </draw:line>
        <draw:frame draw:style-name="gr3" draw:text-style-name="P1" draw:layer="layout" svg:width="2.596cm" svg:height="1.472cm" svg:x="27.53cm" svg:y="20.894cm">
          <draw:text-box>
            <text:p text:style-name="P2"><text:span text:style-name="T1">Farbe</text:span></text:p>
          </draw:text-box>
        </draw:frame>
        <draw:line draw:style-name="gr2" draw:text-style-name="P1" draw:layer="layout" svg:x1="32.23cm" svg:y1="19.83cm" svg:x2="32.3cm" svg:y2="21.1cm">
          <text:p/>
        </draw:line>
        <draw:line draw:style-name="gr2" draw:text-style-name="P1" draw:layer="layout" svg:x1="33.13cm" svg:y1="19.83cm" svg:x2="36.331cm" svg:y2="20.931cm">
          <text:p/>
        </draw:line>
        <draw:frame draw:style-name="gr4" draw:text-style-name="P3" draw:layer="layout" svg:width="5.2cm" svg:height="2.661cm" svg:x="29.9cm" svg:y="20.3cm">
          <draw:text-box>
            <text:p text:style-name="P2"><text:span text:style-name="T1">Verschieben</text:span></text:p>
          </draw:text-box>
        </draw:frame>
        <draw:frame draw:style-name="gr4" draw:text-style-name="P3" draw:layer="layout" svg:width="3.511cm" svg:height="2.661cm" svg:x="34.9cm" svg:y="20.3cm">
          <draw:text-box>
            <text:p text:style-name="P2"><text:span text:style-name="T1">Löschen</text:span></text:p>
          </draw:text-box>
        </draw:frame>
        <draw:frame draw:style-name="gr4" draw:text-style-name="P3" draw:layer="layout" svg:width="5.17cm" svg:height="2.661cm" svg:x="38.63cm" svg:y="20.3cm">
          <draw:text-box>
            <text:p text:style-name="P2"><text:span text:style-name="T1">Zurücksetzen</text:span></text:p>
          </draw:text-box>
        </draw:frame>
        <draw:line draw:style-name="gr2" draw:text-style-name="P1" draw:layer="layout" svg:x1="34.33cm" svg:y1="19.73cm" svg:x2="40.4cm" svg:y2="21.2cm">
          <text:p/>
        </draw:line>
        <draw:frame draw:style-name="gr3" draw:text-style-name="P1" draw:layer="layout" svg:width="8.4cm" svg:height="2.661cm" svg:x="29.23cm" svg:y="5.153cm">
          <draw:text-box>
            <text:p text:style-name="P2"><text:span text:style-name="T1">Hilfspunkte speichern/laden</text:span></text:p>
          </draw:text-box>
        </draw:frame>
        <draw:line draw:style-name="gr2" draw:text-style-name="P1" draw:layer="layout" svg:x1="36.63cm" svg:y1="6.93cm" svg:x2="37.331cm" svg:y2="7.491cm">
          <text:p/>
        </draw:line>
        <draw:polygon draw:style-name="gr2" draw:text-style-name="P1" draw:layer="layout" svg:width="0.78cm" svg:height="0.744cm" svg:x="37.44cm" svg:y="7.485cm" svg:viewBox="0 0 781 745" draw:points="0,745 781,745 781,0 0,0">
          <text:p/>
        </draw:polygon>
        <draw:polygon draw:style-name="gr2" draw:text-style-name="P1" draw:layer="layout" svg:width="0.78cm" svg:height="0.744cm" svg:x="39.98cm" svg:y="9.758cm" svg:viewBox="0 0 781 745" draw:points="0,745 781,745 781,0 0,0">
          <text:p/>
        </draw:polygon>
        <draw:line draw:style-name="gr2" draw:text-style-name="P1" draw:layer="layout" svg:x1="40.76cm" svg:y1="10.13cm" svg:x2="42.3cm" svg:y2="10.2cm">
          <text:p/>
        </draw:line>
        <draw:frame draw:style-name="gr5" draw:text-style-name="P1" draw:layer="layout" svg:width="5.362cm" svg:height="2.872cm" svg:x="41.549cm" svg:y="9.194cm">
          <draw:text-box>
            <text:p text:style-name="P2"><text:span text:style-name="T1">Pipette</text:span></text:p>
            <text:p text:style-name="P2"><text:span text:style-name="T1">(ziehen)</text:span></text:p>
          </draw:text-box>
        </draw:frame>
        <draw:frame draw:style-name="gr6" draw:text-style-name="P1" draw:layer="layout" svg:width="5.362cm" svg:height="1.472cm" svg:x="41.549cm" svg:y="13.85cm">
          <draw:text-box>
            <text:p text:style-name="P2"><text:span text:style-name="T1">Kolorieren</text:span></text:p>
          </draw:text-box>
        </draw:frame>
        <draw:frame draw:style-name="gr6" draw:text-style-name="P1" draw:layer="layout" svg:width="5.362cm" svg:height="2.661cm" svg:x="41.549cm" svg:y="15.597cm">
          <draw:text-box>
            <text:p text:style-name="P2"><text:span text:style-name="T1">Zeichnung laden</text:span></text:p>
          </draw:text-box>
        </draw:frame>
        <draw:frame draw:style-name="gr6" draw:text-style-name="P1" draw:layer="layout" svg:width="5.362cm" svg:height="2.661cm" svg:x="41.549cm" svg:y="18.106cm">
          <draw:text-box>
            <text:p text:style-name="P2"><text:span text:style-name="T1">Ergebnis speichern</text:span></text:p>
          </draw:text-box>
        </draw:frame>
        <draw:line draw:style-name="gr2" draw:text-style-name="P1" draw:layer="layout" svg:x1="39.73cm" svg:y1="17.381cm" svg:x2="41.951cm" svg:y2="14.88cm">
          <text:p/>
        </draw:line>
        <draw:line draw:style-name="gr2" draw:text-style-name="P1" draw:layer="layout" svg:x1="38.847cm" svg:y1="18.375cm" svg:x2="42cm" svg:y2="16.9cm">
          <text:p/>
        </draw:line>
        <draw:line draw:style-name="gr2" draw:text-style-name="P1" draw:layer="layout" svg:x1="40.339cm" svg:y1="18.63cm" svg:x2="42.1cm" svg:y2="19.3cm">
          <text:p/>
        </draw:line>
        <draw:line draw:style-name="gr2" draw:text-style-name="P1" draw:layer="layout" svg:x1="18.58cm" svg:y1="28.08cm" svg:x2="19.1cm" svg:y2="30.5cm">
          <text:p/>
        </draw:line>
        <draw:frame draw:style-name="gr7" draw:text-style-name="P1" draw:layer="layout" svg:width="4.7cm" svg:height="2.661cm" svg:x="16.08cm" svg:y="30.44cm">
          <draw:text-box>
            <text:p text:style-name="P2"><text:span text:style-name="T1">(Strg + z)</text:span></text:p>
            <text:p text:style-name="P2"><text:span text:style-name="T1">Rückgängig</text:span></text:p>
          </draw:text-box>
        </draw:frame>
        <draw:line draw:style-name="gr2" draw:text-style-name="P1" draw:layer="layout" svg:x1="21.428cm" svg:y1="26.416cm" svg:x2="31.5cm" svg:y2="30.8cm">
          <text:p/>
        </draw:line>
        <draw:frame draw:style-name="gr8" draw:text-style-name="P3" draw:layer="layout" svg:width="5.17cm" svg:height="3.85cm" svg:x="27.83cm" svg:y="29.846cm">
          <draw:text-box>
            <text:p text:style-name="P2"><text:span text:style-name="T1">(Strg + y)</text:span></text:p>
            <text:p text:style-name="P2"><text:span text:style-name="T1">Wiederholen</text:span></text:p>
          </draw:text-box>
        </draw:frame>
        <draw:frame draw:style-name="gr7" draw:text-style-name="P1" draw:layer="layout" svg:width="6.493cm" svg:height="2.661cm" svg:x="21.43cm" svg:y="30.44cm">
          <draw:text-box>
            <text:p text:style-name="P2"><text:span text:style-name="T1">(Alt - gedrückt)</text:span></text:p>
            <text:p text:style-name="P2"><text:span text:style-name="T1">Pipette</text:span></text:p>
          </draw:text-box>
        </draw:frame>
        <draw:line draw:style-name="gr2" draw:text-style-name="P1" draw:layer="layout" svg:x1="19.1cm" svg:y1="28.8cm" svg:x2="22.8cm" svg:y2="30.5cm">
          <text:p/>
        </draw:line>
        <draw:frame draw:style-name="gr9" draw:text-style-name="P3" draw:layer="layout" svg:width="4.9cm" svg:height="5.039cm" svg:x="33.9cm" svg:y="29.452cm">
          <draw:text-box>
            <text:p text:style-name="P2"><text:span text:style-name="T1">Hilfspunkte</text:span></text:p>
            <text:p text:style-name="P2"><text:span text:style-name="T1">hinzufügen</text:span></text:p>
          </draw:text-box>
        </draw:frame>
        <draw:frame draw:style-name="gr8" draw:text-style-name="P3" draw:layer="layout" svg:width="5cm" svg:height="3.85cm" svg:x="41.6cm" svg:y="29.846cm">
          <draw:text-box>
            <text:p text:style-name="P2"><text:span text:style-name="T1">Verschieben</text:span></text:p>
          </draw:text-box>
        </draw:frame>
        <draw:frame draw:style-name="gr7" draw:text-style-name="P1" draw:layer="layout" svg:width="2.596cm" svg:height="2cm" svg:x="38.905cm" svg:y="30.77cm">
          <draw:text-box>
            <text:p text:style-name="P2"><text:span text:style-name="T1">Zoom</text:span></text:p>
          </draw:text-box>
        </draw:frame>
        <draw:line draw:style-name="gr2" draw:text-style-name="P1" draw:layer="layout" svg:x1="40.4cm" svg:y1="24.9cm" svg:x2="40.4cm" svg:y2="31.3cm">
          <text:p/>
        </draw:line>
        <draw:line draw:style-name="gr2" draw:text-style-name="P1" draw:layer="layout" svg:x1="39.6cm" svg:y1="25.2cm" svg:x2="36.5cm" svg:y2="31cm">
          <text:p/>
        </draw:line>
        <draw:line draw:style-name="gr2" draw:text-style-name="P1" draw:layer="layout" svg:x1="41.2cm" svg:y1="24.7cm" svg:x2="44.1cm" svg:y2="31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mbria" svg:font-family="Cambria"/>
    <style:font-face style:name="Arial" svg:font-family="Arial" style:font-pitch="variable"/>
    <style:font-face style:name="Cambria1" svg:font-family="Cambria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.46cm" fo:page-height="58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language>zh-CN</dc:language>
    <meta:creation-date>2020-12-24T22:43:54.309000000</meta:creation-date>
    <meta:generator>LibreOffice/6.3.4.2$Windows_X86_64 LibreOffice_project/60da17e045e08f1793c57c00ba83cdfce946d0aa</meta:generator>
    <meta:editing-duration>P0D</meta:editing-duration>
    <meta:editing-cycles>1</meta:editing-cycles>
    <meta:document-statistic meta:object-count="47"/>
    <meta:user-defined meta:name="category"/>
    <meta:user-defined meta:name="company"/>
  </office:meta>
</office:document-meta>
</file>